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style:line-height-at-least="0in" fo:text-align="start" style:justify-single-word="false" fo:text-indent="0in" style:auto-text-indent="false" style:writing-mode="lr-tb">
        <style:tab-stops>
          <style:tab-stop style:position="0.4925in"/>
        </style:tab-stops>
      </style:paragraph-properties>
    </style:style>
    <style:style style:name="P2" style:family="paragraph">
      <style:paragraph-properties fo:text-align="center"/>
    </style:style>
    <style:style style:name="P3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4" style:family="paragraph">
      <loext:graphic-properties draw:fill="none" draw:fill-color="#ffffff"/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5" style:family="paragraph">
      <loext:graphic-properties draw:fill="none" draw:fill-color="#ffffff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draw:textarea-vertical-align="middle" fo:min-height="0.780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draw:textarea-vertical-align="middle" fo:min-height="0.5764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0.8264in" fo:min-width="2.145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><draw:custom-shape text:anchor-type="paragraph" draw:z-index="0" draw:name="Shape 1" draw:style-name="gr4" svg:width="2.1461in" svg:height="0.8268in" svg:x="2.1382in" svg:y="0.3in"><text:p text:style-name="P2">PHILO 1</text:p><draw:enhanced-geometry svg:viewBox="0 0 21600 21600" draw:type="rectangle" draw:enhanced-path="M 0 0 L 21600 0 21600 21600 0 21600 0 0 Z N"/></draw:custom-shape><draw:custom-shape text:anchor-type="paragraph" draw:z-index="1" draw:name="Shape 2" draw:style-name="gr4" svg:width="2.1461in" svg:height="0.8268in" svg:x="4.6244in" svg:y="1.6055in"><text:p text:style-name="P2">PHILO 2</text:p><draw:enhanced-geometry svg:viewBox="0 0 21600 21600" draw:type="rectangle" draw:enhanced-path="M 0 0 L 21600 0 21600 21600 0 21600 0 0 Z N"/></draw:custom-shape><draw:custom-shape text:anchor-type="paragraph" draw:z-index="2" draw:name="Shape 3" draw:style-name="gr4" svg:width="2.1461in" svg:height="0.8268in" svg:x="-0.1744in" svg:y="1.578in"><text:p text:style-name="P2">PHILO 5</text:p><draw:enhanced-geometry svg:viewBox="0 0 21600 21600" draw:type="rectangle" draw:enhanced-path="M 0 0 L 21600 0 21600 21600 0 21600 0 0 Z N"/></draw:custom-shape><draw:custom-shape text:anchor-type="paragraph" draw:z-index="3" draw:name="Shape 4" draw:style-name="gr4" svg:width="2.1461in" svg:height="0.8268in" svg:x="0.4854in" svg:y="3.0709in"><text:p text:style-name="P2">PHILO 4</text:p><draw:enhanced-geometry svg:viewBox="0 0 21600 21600" draw:type="rectangle" draw:enhanced-path="M 0 0 L 21600 0 21600 21600 0 21600 0 0 Z N"/></draw:custom-shape><draw:custom-shape text:anchor-type="paragraph" draw:z-index="4" draw:name="Shape 5" draw:style-name="gr4" svg:width="2.1461in" svg:height="0.8268in" svg:x="3.8047in" svg:y="3.078in"><text:p text:style-name="P2">PHILO 3</text:p><draw:enhanced-geometry svg:viewBox="0 0 21600 21600" draw:type="rectangle" draw:enhanced-path="M 0 0 L 21600 0 21600 21600 0 21600 0 0 Z N"/></draw:custom-shape><draw:line text:anchor-type="paragraph" draw:z-index="5" draw:name="Line 3" draw:style-name="gr1" draw:text-style-name="P2" svg:x1="5.3327in" svg:y1="0.8693in" svg:x2="4.5898in" svg:y2="1.3276in"><text:p/></draw:line><draw:line text:anchor-type="paragraph" draw:z-index="6" draw:name="Line 2" draw:style-name="gr1" draw:text-style-name="P2" svg:x1="2.2492in" svg:y1="2.4736in" svg:x2="1.5827in" svg:y2="2.9807in"><text:p/></draw:line><draw:line text:anchor-type="paragraph" draw:z-index="7" draw:name="Line 4" draw:style-name="gr1" draw:text-style-name="P2" svg:x1="4.0547in" svg:y1="2.3835in" svg:x2="4.5618in" svg:y2="2.9736in"><text:p/></draw:line><draw:line text:anchor-type="paragraph" draw:z-index="8" draw:name="Line 5" draw:style-name="gr1" draw:text-style-name="P2" svg:x1="3.2283in" svg:y1="3.1264in" svg:x2="3.2283in" svg:y2="3.8902in"><text:p/></draw:line><draw:line text:anchor-type="paragraph" draw:z-index="9" draw:name="Line 6" draw:style-name="gr1" draw:text-style-name="P2" svg:x1="0.5339in" svg:y1="6.522in" svg:x2="1.3118in" svg:y2="6.522in"><text:p/></draw:line><draw:custom-shape text:anchor-type="paragraph" draw:z-index="10" draw:name="Shape 6" draw:style-name="gr4" draw:text-style-name="P2" svg:width="2.1461in" svg:height="0.8268in" svg:x="-0.5146in" svg:y="5.4665in"><text:p text:style-name="P2">PHILO X</text:p><draw:enhanced-geometry svg:viewBox="0 0 21600 21600" draw:type="rectangle" draw:enhanced-path="M 0 0 L 21600 0 21600 21600 0 21600 0 0 Z N"/></draw:custom-shape><draw:frame text:anchor-type="paragraph" draw:z-index="11" draw:name="Text Frame 1" draw:style-name="gr3" draw:text-style-name="P5" svg:width="3.9449in" svg:height="0.5768in" svg:x="1.902in" svg:y="5.6126in"><draw:text-box><text:p text:style-name="P3">THREAD</text:p></draw:text-box></draw:frame><draw:frame text:anchor-type="paragraph" draw:z-index="12" draw:name="Text Frame 2" draw:style-name="gr3" draw:text-style-name="P5" svg:width="3.9449in" svg:height="0.5768in" svg:x="1.8811in" svg:y="6.2445in"><draw:text-box><text:p text:style-name="P3"><text:s/>FOURCHETTE / MUTEX</text:p></draw:text-box></draw:frame><draw:frame text:anchor-type="paragraph" draw:z-index="13" draw:name="Text Frame 3" draw:style-name="gr2" draw:text-style-name="P4" svg:width="3.9449in" svg:height="0.7807in" svg:x="-0.5772in" svg:y="7.3972in"><draw:text-box><text:p text:style-name="P3">Arguments : nb de philosophe / time to die / time to eat /t ime to sleep / number of time each philo must eat</text:p></draw:text-box></draw:frame><draw:line text:anchor-type="paragraph" draw:z-index="14" draw:name="Line 7" draw:style-name="gr1" draw:text-style-name="P2" svg:x1="1.2563in" svg:y1="0.872in" svg:x2="2.0343in" svg:y2="1.3165in"><text:p/></draw:lin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5T10:24:34.223500307</meta:creation-date>
    <dc:date>2024-06-05T12:40:29.900706259</dc:date>
    <meta:editing-duration>PT14M2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